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ClassPostProcessorTests.genericsBasedInjectionWithLateGenericsMatchingOnJdkProxyAndRa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ildcardMatchingConfiguration.generic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configurationClassesWithInvalidOverridingForProgrammatic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igurationClassPostProcessorTests.testBeanLookupFromSame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ClassPostProcessorTests.testPrototypeArgumentThroughBeanMethod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wMatchingConfiguration.raw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genericsBasedInjectionWithEarlyGenericsMatchingOn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figurationClassPostProcessorTests.genericsBasedInjectionWithLateGenericsMatchingAndRaw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FactoryBeanConfiguration.repo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WithExtendsConfiguration.repoConsumer( Repository &lt; ? extends String &gt;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ArgumentConfigWithSingleton.foo( BarArgument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testNullArgumentThroughBeanMethod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Bean.ServiceBean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ArgumentConfiguration.testBean( boolean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configurationClassesProcessedIn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ArgumentConfigWithPrototype.foo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Repository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rich.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testBeanDefinitionRegistryPostProcesso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PostProcessorTests.testSelfReferenceExclusionForFactoryMethodOnSam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loaded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integer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genericsBasedInjectionWithEarlyGenericsMatchingOn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figurationClassPostProcessorTests.genericsBasedInjectionWithLateGenericsMatchingOnJdkProxyAndRaw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opedRepositoryConfiguration.integer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testNameClashBetweenConfigurationClassAn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aded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postProcessorWorksWithExtendedConfigurationWithAttributeOverrideForExcludesFilter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.B( Z 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ArgumentConfigWithNull.foo( BarArgument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ArgumentConfigWithSingleton.createFoo( BarArgument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InjectionConfiguration.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Bean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enhancementIsNotPresentForProxyBeanMethodsFlagSetToFalse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ldcardMatchingConfiguration.repoConsumer( Repository &lt; String &gt;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postProcessorWorksWithComposedConfigurationWithAttributeOverrideForBasePackage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Bean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genericsBasedInjectionWithRaw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ClassPostProcessorTests.genericsBased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figurationClassPostProcessorTests.innerConfigurationClassesProcessedIn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opedProxyRepositoryConfiguration.integer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DefinitionRegistryPostProcessorConfig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nEnhancedSingletonBean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wFactoryMethodRepository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Config.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postProcessorWorksWithComposedConfigurationWithAttributeOverrideForExcludeFilter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ClassPostProcessorTests.postProcessorWorksWithMetaComponentScanConfigurationWithAttributeOverridesSubclass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PostProcessorTests.genericsBasedInjectionWithLateGenericsMatchingOn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figurationClassPostProcessorTests.assertSupportForComposedAnnotationWithExclude( Root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postProcessorWorksWithExtendedConfigurationWithAttributeOverrideForExcludesFilter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PostProcessorTests.postProcessorWorksWithComposedConfigurationWithAttributeOverrideForExcludeFilter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PostProcessorTests.postProcessorFailsOnImplicitOverrideIfOverridingIs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opedProxyRepository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WithExtendsConfiguration.string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testSingletonArgumentThroughBeanMethod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LookupConfiguration.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postProcessorWorksWithComposedConfiguration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endingFoo.DependingFoo( BarArgument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testCollectionArgumentOn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testCircular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ClassPostProcessorTests.postProcessorOverridesNonApplication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ClassPostProcessorTests.genericsBasedInjectionWithLateGenericsMatchingOnCglibProxyAndRaw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ClassPostProcessorTests.genericsBasedInjectionWithEarlyGenericsMatchingAndRa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pedProxyRepositoryConfiguration.string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servic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ationClassPostProcessorTests.genericsBasedInjectionWith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Configuration.string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BeanProvider.getServic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Config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testCircularDependencyWith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PostProcessorTests.postProcessorWorksWithComposedConfigurationWithAttributeOverrideForBasePackage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PostProcessorTests.testCollectionInjectionFromSame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genericsBasedInjectionWithImplTypeAtInjectio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figurationClassPostProcessorTests.testConfigWithDefaultMethods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ClassPostProcessorTests.testEmptyVarargOn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ClassPostProcessorTests.postProcessorWorksWithComposedComposedConfigurationWithAttributeOverrides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EnhancedSingletonBean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ingAgainSingletonBean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wFactoryMethodRepositoryConfiguration.string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enhancementIsNotPresentForProxyBeanMethodsFlagSetTo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enhancementIsPresentBecauseSingletonSemanticsAreRespected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ecificRepositoryConfiguration.generic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testVarargOn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wInstanceRepository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WithExtendsConfiguration.number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WithGenericExtendsConfiguration.number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genericsBasedInjectionWith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figurationClassPostProcessorTests.postProcessorIntrospectsInheritedDefinition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ClassPostProcessorTests.scopedProxyTargetMarkedAsNonAutowire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verridingSingletonBean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postProcessorDoesNotOverrideRegular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ondConfiguration.simpleAsync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genericsBasedInjectionWithLateGenericsMatchingAndRa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validOverridingSingletonBean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ArgumentConfigWithPrototype.createFoo( BarArgument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configurationClassesWithValidOverridingForProgrammatic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pedRepositoryConfiguration.string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postProcessorDoesNotOverrideRegularBeanDefinitionsEvenWith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oBarConfiguration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InjectionConfigur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ArgumentConfiguration.thing( List &lt; TestBean &gt; 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RegistryPostProcessorConfig.bdrp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ClassPostProcessorTests.genericsBasedInjectionWithScopedProxy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ildcardWithGenericExtendsConfiguration.repoConsumer( Repository &lt; String &gt;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ingletonBean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detectAlias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enhancementIsPresentBecauseSingletonSemanticsAreRes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urationClassPostProcessorTests.genericsBasedInjectionWithLateGenericsMatchingOn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ClassPostProcessorTests.enhancementIsNotPresentForStati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ClassPostProcessorTests.testMapArgumentOn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testInjectionPointMatchForNarrowTar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PostProcessorTests.genericsBasedInjectionWithEarlyGenericsMatchingAndRaw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ClassPostProcessorTests.testMapInjectionFromSame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ArgumentConfigWithPrototype.foo( BarArgument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postProcessorWorksWithMetaComponentScanConfigurationWithAttributeOverrides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verridingSingletonBean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WithGenericExtendsConfiguration.generic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ingletonBean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Bar( Foo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genericsBasedInjectionWithWildcar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tonBeanConfig.SingletonBeanConfig( ConfigWithOrderedInnerClasses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ationClassPostProcessorTests.configurationIntrospectionOfInnerClassesWorksWithDotName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ArgumentConfiguration.testBean( Map &lt; String , Runnable &gt; testBeans , @ Qualifier ( "systemProperties" ) Map &lt; String , String &gt; sysprops , @ Qualifier ( "systemEnvironment" ) Map &lt; String , String &gt; sys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ClassPostProcessorTests.genericsBasedInjectionWithLateGenericsMatchingOnCglibProxyAndRa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Configuration.generic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tonBean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ArgumentConfigWithSingleton.foo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rstConfiguration.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postProcessorWorksWithMetaComponentScanConfigurationWithAttributeOverridesSubclass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PostProcessorTests.postProcessorWorksWithComposedConfiguration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ConfigWithDefaultMethods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alreadyLoadedConfiguration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argConfiguration.thing( TestBean ... 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ClassPostProcessorTests.genericsBasedInjectionWithWildcardWithGenericExtend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InjectionConfiguration.testBean( boolean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nestedConfigurationClassesProcessedIn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ClassPostProcessorTests.testEmptyMapArgumentOn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dProxyConfigurationClass.scop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ConfigWithDefaultMethods.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genericsBasedInjectionWithEarlyGenerics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urationClassPostProcessorTests.postProcessorWorksWithMetaComponentScanConfigurationWithAttributeOverrides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PostProcessorTests.assertSupportForComposedAnnotation( Root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processingAllowedOnlyOncePerProcessorRegistry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ClassPostProcessorTests.postProcessorWorksWithComposedComposedConfigurationWithAttributeOverrides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BarConfiguration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genericsBasedInjectionWithWildcardWithExtend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fig.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wMatchingConfiguration.repoConsumer( Repository &lt; String &gt;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FactoryBeanConfiguration.null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testEmptyCollectionArgumentOn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ArgumentConfigWithNull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ingSingletonBeanConfig.OverridingSingletonBeanConfig( ObjectProvider &lt; SingletonBeanConfig &gt;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ArgumentConfigWithNull.a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PostProcessorTests.enhancementIsNotPresentForStaticMethods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ClassPostProcessorTests.genericsBasedInjectionWithLateGenerics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igurationClassPostProcessorTests.genericsBasedInjectionWith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Config.servic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wInstanceRepositoryConfiguration.string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RepositoryConfiguration.genericRep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ProcessorTests.testConfigWithDefaul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DefinitionRegistryPostProcessorConfig.postProcessBeanDefinitionRegistry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